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5.95cm"/>
    </style:style>
    <style:style style:name="gr3" style:family="graphic" style:parent-style-name="standard">
      <style:graphic-properties draw:fill-color="#ff9900" draw:textarea-vertical-align="middle"/>
    </style:style>
    <style:style style:name="gr4" style:family="graphic" style:parent-style-name="standard">
      <style:graphic-properties draw:fill-color="#00ff66" draw:textarea-vertical-align="middle"/>
    </style:style>
    <style:style style:name="gr5" style:family="graphic" style:parent-style-name="standard">
      <style:graphic-properties draw:fill-color="#ffff00" draw:textarea-vertical-align="middle"/>
    </style:style>
    <style:style style:name="gr6" style:family="graphic" style:parent-style-name="standard">
      <style:graphic-properties draw:fill-color="#9933ff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12.9cm" svg:height="11.3cm" svg:x="2.4cm" svg:y="1.7cm">
          <text:p text:style-name="P1">Opinion 1</text:p>
        </draw:ellipse>
        <draw:ellipse draw:style-name="gr1" draw:text-style-name="P1" draw:layer="layout" svg:width="7.6cm" svg:height="7.3cm" svg:x="12cm" svg:y="11.9cm">
          <text:p text:style-name="P1">Opinion 3</text:p>
        </draw:ellipse>
        <draw:ellipse draw:style-name="gr1" draw:text-style-name="P1" draw:layer="layout" svg:width="8.8cm" svg:height="8.5cm" svg:x="0.8cm" svg:y="13.2cm">
          <text:p text:style-name="P1">Opinion 2</text:p>
        </draw:ellipse>
        <draw:frame draw:style-name="gr2" draw:layer="layout" svg:width="19cm" svg:height="6.2cm" svg:x="1cm" svg:y="22.5cm">
          <draw:text-box>
            <text:list text:style-name="L1">
              <text:list-item>
                <text:p>Les ronds extérieurs représentent des opinions</text:p>
              </text:list-item>
              <text:list-item>
                <text:p>Les ronds intérieurs des acteurs</text:p>
              </text:list-item>
              <text:list-item>
                <text:p>Les couleurs des ronds intérieurs représentent le type d'acteur</text:p>
              </text:list-item>
              <text:list-item>
                <text:p>Les tailles des ronds d'opinions est proportionnelle au nombre de partisans, la taille des ronds intérieurs à la taille des acteurs</text:p>
              </text:list-item>
            </text:list>
          </draw:text-box>
        </draw:frame>
        <draw:ellipse draw:style-name="gr3" draw:text-style-name="P1" draw:layer="layout" svg:width="3.6cm" svg:height="3.4cm" svg:x="3.6cm" svg:y="7.3cm">
          <text:p text:style-name="P1">Acteur</text:p>
        </draw:ellipse>
        <draw:ellipse draw:style-name="gr4" draw:text-style-name="P1" draw:layer="layout" svg:width="5.6cm" svg:height="4.7cm" svg:x="5.6cm" svg:y="1.9cm">
          <text:p text:style-name="P1">Acteur</text:p>
        </draw:ellipse>
        <draw:ellipse draw:style-name="gr5" draw:text-style-name="P1" draw:layer="layout" svg:width="4.3cm" svg:height="4cm" svg:x="10.5cm" svg:y="5.2cm">
          <text:p text:style-name="P1">Acteur</text:p>
        </draw:ellipse>
        <draw:circle draw:style-name="gr5" draw:text-style-name="P1" draw:layer="layout" svg:width="2.2cm" svg:height="2.2cm" svg:x="8.5cm" svg:y="8.5cm">
          <text:p text:style-name="P1">Acteur</text:p>
        </draw:circle>
        <draw:ellipse draw:style-name="gr5" draw:text-style-name="P1" draw:layer="layout" svg:width="3.6cm" svg:height="3.4cm" svg:x="4.1cm" svg:y="13.5cm">
          <text:p text:style-name="P1">Acteur</text:p>
        </draw:ellipse>
        <draw:ellipse draw:style-name="gr6" draw:text-style-name="P1" draw:layer="layout" svg:width="4.3cm" svg:height="3.7cm" svg:x="2.8cm" svg:y="17.9cm">
          <text:p text:style-name="P1">Acteur</text:p>
        </draw:ellipse>
        <draw:ellipse draw:style-name="gr6" draw:text-style-name="P1" draw:layer="layout" svg:width="1.9cm" svg:height="2cm" svg:x="14.2cm" svg:y="12.6cm">
          <text:p text:style-name="P1">Acteur</text:p>
        </draw:ellipse>
        <draw:circle draw:style-name="gr3" draw:text-style-name="P1" draw:layer="layout" svg:width="2cm" svg:height="2cm" svg:x="16.8cm" svg:y="16cm">
          <text:p text:style-name="P1">Acteur</text:p>
        </draw:circle>
        <draw:ellipse draw:style-name="gr5" draw:text-style-name="P1" draw:layer="layout" svg:width="2.2cm" svg:height="2.3cm" svg:x="13.6cm" svg:y="16.4cm">
          <text:p text:style-name="P1">Acteur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s Scotto Di Perto</meta:initial-creator>
    <meta:creation-date>2017-05-14T16:53:59.55</meta:creation-date>
    <dc:date>2017-05-14T17:25:40.62</dc:date>
    <dc:creator>Nicolas Scotto Di Perto</dc:creator>
    <meta:editing-duration>PT27M45S</meta:editing-duration>
    <meta:editing-cycles>3</meta:editing-cycles>
    <meta:generator>OpenOffice/4.1.3$Win32 OpenOffice.org_project/413m1$Build-9783</meta:generator>
    <meta:document-statistic meta:object-count="13"/>
  </office:meta>
</office:document-meta>
</file>